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 </text:span>
        <text:span text:style-name="rststyle-operator">&amp;&amp;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 </text:span>
        <text:span text:style-name="rststyle-operator">||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kök diz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whitespace"> </text:span>
          <text:span text:style-name="rststyle-keyword">for</text:span>
          <text:span text:style-name="rststyle-whitespace"> </text:span>
          <text:span text:style-name="rststyle-whitespace"> </text:span>
          <text:span text:style-name="rststyle-keyword">in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 </text:span>
          <text:span text:style-name="rststyle-whitespace"> </text:span>
          <text:span text:style-name="rststyle-whitespace"> </text:span>
          <text:span text:style-name="rststyle-name">
            <text:span text:style-name="rststyle-builtin">bind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whitespace"> 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source</text:span>
          </text:span>
          <text:span text:style-name="rststyle-whitespace"> </text:span>
          <text:span text:style-name="rststyle-whitespace">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uefi ve legacy için ortak olan kısım
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number">0</text:span>
          </text:span>
          <text:span text:style-name="rststyle-whitespace">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kullanıcıya parola atamak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Bunu kde ve gnome kullanıcılarının kurmasına gerek yok.
</text:span>
         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dil ayarı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  <text:span text:style-name="rststyle-whitespace">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04-28T05:49:10</meta:creation-date>
    <dc:creator>a</dc:creator>
    <dc:date>2025-04-28T05:49:10</dc:date>
    <dc:language>en-US</dc:language>
    <meta:editing-cycles>1</meta:editing-cycles>
    <meta:editing-duration>PT00M01S</meta:editing-duration>
    <dc:title>debian kurulumu</dc:title>
  </office:meta>
</office:document-meta>
</file>